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3.35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ite </text:p>
          </table:table-cell>
          <table:table-cell office:value-type="string">
            <text:p>Date</text:p>
          </table:table-cell>
          <table:table-cell office:value-type="string">
            <text:p>Transit Time</text:p>
          </table:table-cell>
          <table:table-cell office:value-type="string">
            <text:p>AZ</text:p>
          </table:table-cell>
          <table:table-cell office:value-type="string">
            <text:p>AZ -180°</text:p>
          </table:table-cell>
          <table:table-cell office:value-type="string">
            <text:p>AltAz</text:p>
          </table:table-cell>
          <table:table-cell office:value-type="string">
            <text:p>Magnetic Declination</text:p>
          </table:table-cell>
          <table:table-cell office:value-type="string">
            <text:p>Inclination</text:p>
          </table:table-cell>
          <table:table-cell office:value-type="string">
            <text:p>Transit Column</text:p>
          </table:table-cell>
          <table:table-cell office:value-type="string">
            <text:p>Step Number</text:p>
          </table:table-cell>
          <table:table-cell office:value-type="string">
            <text:p>Alt Az</text:p>
          </table:table-cell>
          <table:table-cell office:value-type="string">
            <text:p>180- AltAz</text:p>
          </table:table-cell>
          <table:table-cell table:number-columns-repeated="2"/>
        </table:table-row>
        <table:table-row table:style-name="ro2">
          <table:table-cell office:value-type="string">
            <text:p>Fort Smith</text:p>
          </table:table-cell>
          <table:table-cell office:value-type="string">
            <text:p>09-29-2011</text:p>
          </table:table-cell>
          <table:table-cell office:value-type="float" office:value="9.9176">
            <text:p>9.9176</text:p>
          </table:table-cell>
          <table:table-cell office:value-type="float" office:value="190.2">
            <text:p>190.2</text:p>
          </table:table-cell>
          <table:table-cell table:formula="of:=[.D2]-180" office:value-type="float" office:value="10.2">
            <text:p>10.2</text:p>
          </table:table-cell>
          <table:table-cell office:value-type="float" office:value="42.6">
            <text:p>42.6</text:p>
          </table:table-cell>
          <table:table-cell table:number-columns-repeated="2"/>
          <table:table-cell office:value-type="float" office:value="324.834">
            <text:p>324.834</text:p>
          </table:table-cell>
          <table:table-cell office:value-type="float" office:value="1534">
            <text:p>1534</text:p>
          </table:table-cell>
          <table:table-cell table:formula="of:=(360/4000)*[.J2]" office:value-type="float" office:value="138.06">
            <text:p>138.06</text:p>
          </table:table-cell>
          <table:table-cell table:formula="of:=180-[.K2]" office:value-type="float" office:value="41.94">
            <text:p>41.9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11-06-2011</text:p>
          </table:table-cell>
          <table:table-cell office:value-type="float" office:value="7.1352">
            <text:p>7.1352</text:p>
          </table:table-cell>
          <table:table-cell office:value-type="float" office:value="190.2">
            <text:p>190.2</text:p>
          </table:table-cell>
          <table:table-cell table:formula="of:=[.D3]-180" office:value-type="float" office:value="10.2">
            <text:p>10.2</text:p>
          </table:table-cell>
          <table:table-cell office:value-type="float" office:value="41.1">
            <text:p>41.1</text:p>
          </table:table-cell>
          <table:table-cell table:number-columns-repeated="2"/>
          <table:table-cell office:value-type="float" office:value="327.957">
            <text:p>327.957</text:p>
          </table:table-cell>
          <table:table-cell office:value-type="float" office:value="1551">
            <text:p>1551</text:p>
          </table:table-cell>
          <table:table-cell table:formula="of:=(360/4000)*[.J3]" office:value-type="float" office:value="139.59">
            <text:p>139.59</text:p>
          </table:table-cell>
          <table:table-cell table:formula="of:=180-[.K3]" office:value-type="float" office:value="40.41">
            <text:p>40.41</text:p>
          </table:table-cell>
          <table:table-cell office:value-type="float" office:value="2">
            <text:p>2</text:p>
          </table:table-cell>
          <table:table-cell>
            <draw:frame table:end-cell-address="Sheet1.U22" table:end-x="1.924cm" table:end-y="0.414cm" draw:z-index="3" draw:style-name="gr1" svg:width="16.002cm" svg:height="8.98cm" svg:x="1.729cm" svg:y="0.034cm">
              <draw:object draw:notify-on-update-of-ranges="Sheet1.L23:Sheet1.L23 Sheet1.L2:Sheet1.L6 Sheet1.M2:Sheet1.M6 Sheet1.F23:Sheet1.F23 Sheet1.F2:Sheet1.F6 Sheet1.M2:Sheet1.M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12-05-2011</text:p>
          </table:table-cell>
          <table:table-cell office:value-type="float" office:value="5.0167">
            <text:p>5.0167</text:p>
          </table:table-cell>
          <table:table-cell office:value-type="float" office:value="189.7">
            <text:p>189.7</text:p>
          </table:table-cell>
          <table:table-cell table:formula="of:=[.D4]-180" office:value-type="float" office:value="9.69999999999999">
            <text:p>9.7</text:p>
          </table:table-cell>
          <table:table-cell office:value-type="float" office:value="40.2">
            <text:p>40.2</text:p>
          </table:table-cell>
          <table:table-cell table:number-columns-repeated="2"/>
          <table:table-cell office:value-type="float" office:value="329.907">
            <text:p>329.907</text:p>
          </table:table-cell>
          <table:table-cell office:value-type="float" office:value="1562">
            <text:p>1562</text:p>
          </table:table-cell>
          <table:table-cell table:formula="of:=(360/4000)*[.J4]" office:value-type="float" office:value="140.58">
            <text:p>140.58</text:p>
          </table:table-cell>
          <table:table-cell table:formula="of:=180-[.K4]" office:value-type="float" office:value="39.42">
            <text:p>39.4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1" office:value-type="string">
            <text:p>01-07-2012</text:p>
          </table:table-cell>
          <table:table-cell office:value-type="float" office:value="2.844">
            <text:p>2.844</text:p>
          </table:table-cell>
          <table:table-cell office:value-type="float" office:value="190.3">
            <text:p>190.3</text:p>
          </table:table-cell>
          <table:table-cell table:formula="of:=[.D5]-180" office:value-type="float" office:value="10.3">
            <text:p>10.3</text:p>
          </table:table-cell>
          <table:table-cell office:value-type="float" office:value="40.1">
            <text:p>40.1</text:p>
          </table:table-cell>
          <table:table-cell table:number-columns-repeated="2"/>
          <table:table-cell office:value-type="float" office:value="329.922">
            <text:p>329.922</text:p>
          </table:table-cell>
          <table:table-cell office:value-type="float" office:value="1562">
            <text:p>1562</text:p>
          </table:table-cell>
          <table:table-cell table:formula="of:=(360/4000)*[.J5]" office:value-type="float" office:value="140.58">
            <text:p>140.58</text:p>
          </table:table-cell>
          <table:table-cell table:formula="of:=180-[.K5]" office:value-type="float" office:value="39.42">
            <text:p>39.4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02-01-2012</text:p>
          </table:table-cell>
          <table:table-cell office:value-type="float" office:value="1.3303">
            <text:p>1.3303</text:p>
          </table:table-cell>
          <table:table-cell office:value-type="float" office:value="190.1">
            <text:p>190.1</text:p>
          </table:table-cell>
          <table:table-cell table:formula="of:=[.D6]-180" office:value-type="float" office:value="10.1">
            <text:p>10.1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330.117">
            <text:p>330.117</text:p>
          </table:table-cell>
          <table:table-cell office:value-type="float" office:value="1562">
            <text:p>1562</text:p>
          </table:table-cell>
          <table:table-cell table:formula="of:=(360/4000)*[.J6]" office:value-type="float" office:value="140.58">
            <text:p>140.58</text:p>
          </table:table-cell>
          <table:table-cell table:formula="of:=180-[.K6]" office:value-type="float" office:value="39.42">
            <text:p>39.4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4"/>
          <table:table-cell table:formula="of:=SUM([.E2:.E6])/5" office:value-type="float" office:value="10.1">
            <text:p>10.1</text:p>
          </table:table-cell>
          <table:table-cell/>
          <table:table-cell office:value-type="string">
            <text:p>16° 9'</text:p>
          </table:table-cell>
          <table:table-cell office:value-type="string">
            <text:p>80° 1'</text:p>
          </table:table-cell>
          <table:table-cell table:number-columns-repeated="6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>
            <text:p>Athabasca</text:p>
          </table:table-cell>
          <table:table-cell office:value-type="string">
            <text:p>11-23-2011</text:p>
          </table:table-cell>
          <table:table-cell office:value-type="float" office:value="6.175">
            <text:p>6.175</text:p>
          </table:table-cell>
          <table:table-cell office:value-type="float" office:value="195.2">
            <text:p>195.2</text:p>
          </table:table-cell>
          <table:table-cell table:formula="of:=[.D10]-180" office:value-type="float" office:value="15.2">
            <text:p>15.2</text:p>
          </table:table-cell>
          <table:table-cell office:value-type="float" office:value="45.3">
            <text:p>45.3</text:p>
          </table:table-cell>
          <table:table-cell table:number-columns-repeated="2"/>
          <table:table-cell office:value-type="float" office:value="321.716">
            <text:p>321.716</text:p>
          </table:table-cell>
          <table:table-cell office:value-type="float" office:value="1515">
            <text:p>1515</text:p>
          </table:table-cell>
          <table:table-cell table:formula="of:=(360/4000)*[.J10]" office:value-type="float" office:value="136.35">
            <text:p>136.35</text:p>
          </table:table-cell>
          <table:table-cell table:formula="of:=180-[.K10]" office:value-type="float" office:value="43.65">
            <text:p>43.6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12-15-2011</text:p>
          </table:table-cell>
          <table:table-cell office:value-type="float" office:value="4.6508">
            <text:p>4.6508</text:p>
          </table:table-cell>
          <table:table-cell office:value-type="float" office:value="195.3">
            <text:p>195.3</text:p>
          </table:table-cell>
          <table:table-cell table:formula="of:=[.D11]-180" office:value-type="float" office:value="15.3">
            <text:p>15.3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322.33">
            <text:p>322.33</text:p>
          </table:table-cell>
          <table:table-cell office:value-type="float" office:value="1515">
            <text:p>1515</text:p>
          </table:table-cell>
          <table:table-cell table:formula="of:=(360/4000)*[.J11]" office:value-type="float" office:value="136.35">
            <text:p>136.35</text:p>
          </table:table-cell>
          <table:table-cell table:formula="of:=180-[.K11]" office:value-type="float" office:value="43.65">
            <text:p>43.6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01-16-2012</text:p>
          </table:table-cell>
          <table:table-cell office:value-type="float" office:value="2.566">
            <text:p>2.566</text:p>
          </table:table-cell>
          <table:table-cell office:value-type="float" office:value="195.1">
            <text:p>195.1</text:p>
          </table:table-cell>
          <table:table-cell table:formula="of:=[.D12]-180" office:value-type="float" office:value="15.1">
            <text:p>15.1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321.798">
            <text:p>321.798</text:p>
          </table:table-cell>
          <table:table-cell office:value-type="float" office:value="1515">
            <text:p>1515</text:p>
          </table:table-cell>
          <table:table-cell table:formula="of:=(360/4000)*[.J12]" office:value-type="float" office:value="136.35">
            <text:p>136.35</text:p>
          </table:table-cell>
          <table:table-cell table:formula="of:=180-[.K12]" office:value-type="float" office:value="43.65">
            <text:p>43.6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01-27-2012</text:p>
          </table:table-cell>
          <table:table-cell office:value-type="float" office:value="1.891">
            <text:p>1.891</text:p>
          </table:table-cell>
          <table:table-cell office:value-type="float" office:value="195">
            <text:p>195</text:p>
          </table:table-cell>
          <table:table-cell table:formula="of:=[.D13]-180" office:value-type="float" office:value="15">
            <text:p>15</text:p>
          </table:table-cell>
          <table:table-cell office:value-type="float" office:value="45.6">
            <text:p>45.6</text:p>
          </table:table-cell>
          <table:table-cell table:number-columns-repeated="2"/>
          <table:table-cell office:value-type="float" office:value="321.151">
            <text:p>321.151</text:p>
          </table:table-cell>
          <table:table-cell office:value-type="float" office:value="1509">
            <text:p>1509</text:p>
          </table:table-cell>
          <table:table-cell table:formula="of:=(360/4000)*[.J13]" office:value-type="float" office:value="135.81">
            <text:p>135.81</text:p>
          </table:table-cell>
          <table:table-cell table:formula="of:=180-[.K13]" office:value-type="float" office:value="44.19">
            <text:p>44.1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/>
          <table:table-cell table:formula="of:=SUM([.E10:.E13])/4" office:value-type="float" office:value="15.15">
            <text:p>15.15</text:p>
          </table:table-cell>
          <table:table-cell/>
          <table:table-cell office:value-type="string">
            <text:p>15° 35'</text:p>
          </table:table-cell>
          <table:table-cell office:value-type="string">
            <text:p>76° 18'</text:p>
          </table:table-cell>
          <table:table-cell table:number-columns-repeated="6"/>
        </table:table-row>
        <table:table-row table:style-name="ro2" table:number-rows-repeated="2">
          <table:table-cell table:number-columns-repeated="14"/>
        </table:table-row>
        <table:table-row table:style-name="ro1">
          <table:table-cell office:value-type="string">
            <text:p>Gillam</text:p>
          </table:table-cell>
          <table:table-cell office:value-type="string">
            <text:p>10-28-2011</text:p>
          </table:table-cell>
          <table:table-cell office:value-type="float" office:value="6.4543">
            <text:p>6.4543</text:p>
          </table:table-cell>
          <table:table-cell office:value-type="float" office:value="186.7">
            <text:p>186.7</text:p>
          </table:table-cell>
          <table:table-cell table:formula="of:=[.D17]-180" office:value-type="float" office:value="6.69999999999999">
            <text:p>6.7</text:p>
          </table:table-cell>
          <table:table-cell office:value-type="float" office:value="45.4">
            <text:p>45.4</text:p>
          </table:table-cell>
          <table:table-cell table:number-columns-repeated="2"/>
          <table:table-cell office:value-type="float" office:value="317.783">
            <text:p>317.783</text:p>
          </table:table-cell>
          <table:table-cell office:value-type="float" office:value="1489">
            <text:p>1489</text:p>
          </table:table-cell>
          <table:table-cell table:formula="of:=(360/4000)*[.J17]" office:value-type="float" office:value="134.01">
            <text:p>134.01</text:p>
          </table:table-cell>
          <table:table-cell table:formula="of:=180-[.K17]" office:value-type="float" office:value="45.99">
            <text:p>45.9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11-20-2011</text:p>
          </table:table-cell>
          <table:table-cell office:value-type="float" office:value="4.7626">
            <text:p>4.7626</text:p>
          </table:table-cell>
          <table:table-cell office:value-type="float" office:value="186.5">
            <text:p>186.5</text:p>
          </table:table-cell>
          <table:table-cell table:formula="of:=[.D18]-180" office:value-type="float" office:value="6.5">
            <text:p>6.5</text:p>
          </table:table-cell>
          <table:table-cell office:value-type="float" office:value="44.4">
            <text:p>44.4</text:p>
          </table:table-cell>
          <table:table-cell table:number-columns-repeated="2"/>
          <table:table-cell office:value-type="float" office:value="321.221">
            <text:p>321.221</text:p>
          </table:table-cell>
          <table:table-cell office:value-type="float" office:value="1509">
            <text:p>1509</text:p>
          </table:table-cell>
          <table:table-cell table:formula="of:=(360/4000)*[.J18]" office:value-type="float" office:value="135.81">
            <text:p>135.81</text:p>
          </table:table-cell>
          <table:table-cell table:formula="of:=180-[.K18]" office:value-type="float" office:value="44.19">
            <text:p>44.19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12-22-2011</text:p>
          </table:table-cell>
          <table:table-cell office:value-type="float" office:value="2.5318">
            <text:p>2.5318</text:p>
          </table:table-cell>
          <table:table-cell office:value-type="float" office:value="186.8">
            <text:p>186.8</text:p>
          </table:table-cell>
          <table:table-cell table:formula="of:=[.D19]-180" office:value-type="float" office:value="6.80000000000001">
            <text:p>6.8</text:p>
          </table:table-cell>
          <table:table-cell office:value-type="float" office:value="43.9">
            <text:p>43.9</text:p>
          </table:table-cell>
          <table:table-cell table:number-columns-repeated="2"/>
          <table:table-cell office:value-type="float" office:value="322.616">
            <text:p>322.616</text:p>
          </table:table-cell>
          <table:table-cell office:value-type="float" office:value="1522">
            <text:p>1522</text:p>
          </table:table-cell>
          <table:table-cell table:formula="of:=(360/4000)*[.J19]" office:value-type="float" office:value="136.98">
            <text:p>136.98</text:p>
          </table:table-cell>
          <table:table-cell table:formula="of:=180-[.K19]" office:value-type="float" office:value="43.02">
            <text:p>43.0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01-12-2012</text:p>
          </table:table-cell>
          <table:table-cell office:value-type="float" office:value="1.1581">
            <text:p>1.1581</text:p>
          </table:table-cell>
          <table:table-cell office:value-type="float" office:value="186.1">
            <text:p>186.1</text:p>
          </table:table-cell>
          <table:table-cell table:formula="of:=[.D20]-180" office:value-type="float" office:value="6.09999999999999">
            <text:p>6.1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322.151">
            <text:p>322.151</text:p>
          </table:table-cell>
          <table:table-cell office:value-type="float" office:value="1515">
            <text:p>1515</text:p>
          </table:table-cell>
          <table:table-cell table:formula="of:=(360/4000)*[.J20]" office:value-type="float" office:value="136.35">
            <text:p>136.35</text:p>
          </table:table-cell>
          <table:table-cell table:formula="of:=180-[.K20]" office:value-type="float" office:value="43.65">
            <text:p>43.6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/>
          <table:table-cell table:formula="of:=SUM([.E17:.E20])/4" office:value-type="float" office:value="6.525">
            <text:p>6.525</text:p>
          </table:table-cell>
          <table:table-cell/>
          <table:table-cell office:value-type="string">
            <text:p>0° -23'</text:p>
          </table:table-cell>
          <table:table-cell office:value-type="string">
            <text:p>79° 29'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SkyCalc</text:p>
          </table:table-cell>
          <table:table-cell table:number-columns-repeated="5"/>
          <table:table-cell office:value-type="string">
            <text:p>Measured</text:p>
          </table:table-cell>
          <table:table-cell table:number-columns-repeated="2"/>
        </table:table-row>
        <table:table-row table:style-name="ro1">
          <table:table-cell office:value-type="string">
            <text:p>Pinawa</text:p>
          </table:table-cell>
          <table:table-cell office:value-type="string">
            <text:p>11-22-2011</text:p>
          </table:table-cell>
          <table:table-cell office:value-type="float" office:value="4.3848">
            <text:p>4.3848</text:p>
          </table:table-cell>
          <table:table-cell office:value-type="float" office:value="180.4">
            <text:p>180.4</text:p>
          </table:table-cell>
          <table:table-cell table:formula="of:=[.D24]-180" office:value-type="float" office:value="0.400000000000006">
            <text:p>0.4</text:p>
          </table:table-cell>
          <table:table-cell office:value-type="float" office:value="50.7">
            <text:p>50.7</text:p>
          </table:table-cell>
          <table:table-cell table:number-columns-repeated="2"/>
          <table:table-cell office:value-type="float" office:value="316.118">
            <text:p>316.118</text:p>
          </table:table-cell>
          <table:table-cell office:value-type="float" office:value="1475">
            <text:p>1475</text:p>
          </table:table-cell>
          <table:table-cell table:formula="of:=(360/4000)*[.J24]" office:value-type="float" office:value="132.75">
            <text:p>132.75</text:p>
          </table:table-cell>
          <table:table-cell table:formula="of:=180-[.K24]" office:value-type="float" office:value="47.25">
            <text:p>47.25</text:p>
          </table:table-cell>
          <table:table-cell office:value-type="float" office:value="1">
            <text:p>1</text:p>
          </table:table-cell>
          <table:table-cell>
            <draw:frame table:end-cell-address="Sheet1.U44" table:end-x="1.785cm" table:end-y="0.348cm" draw:z-index="2" draw:style-name="gr1" svg:width="16.002cm" svg:height="8.98cm" svg:x="1.59cm" svg:y="0.42cm">
              <draw:object draw:notify-on-update-of-ranges="Sheet1.L23:Sheet1.L23 Sheet1.L10:Sheet1.L13 Sheet1.M10:Sheet1.M13 Sheet1.F23:Sheet1.F23 Sheet1.F10:Sheet1.F13 Sheet1.M10:Sheet1.M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12-09-2011</text:p>
          </table:table-cell>
          <table:table-cell office:value-type="float" office:value="3.1693">
            <text:p>3.1693</text:p>
          </table:table-cell>
          <table:table-cell office:value-type="float" office:value="180">
            <text:p>180</text:p>
          </table:table-cell>
          <table:table-cell table:formula="of:=[.D25]-180" office:value-type="float" office:value="0">
            <text:p>0</text:p>
          </table:table-cell>
          <table:table-cell office:value-type="float" office:value="50.4">
            <text:p>50.4</text:p>
          </table:table-cell>
          <table:table-cell table:number-columns-repeated="2"/>
          <table:table-cell office:value-type="float" office:value="316.638">
            <text:p>316.638</text:p>
          </table:table-cell>
          <table:table-cell office:value-type="float" office:value="1482">
            <text:p>1482</text:p>
          </table:table-cell>
          <table:table-cell table:formula="of:=(360/4000)*[.J25]" office:value-type="float" office:value="133.38">
            <text:p>133.38</text:p>
          </table:table-cell>
          <table:table-cell table:formula="of:=180-[.K25]" office:value-type="float" office:value="46.62">
            <text:p>46.6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01-06-2012</text:p>
          </table:table-cell>
          <table:table-cell office:value-type="float" office:value="1.3144">
            <text:p>1.3144</text:p>
          </table:table-cell>
          <table:table-cell office:value-type="float" office:value="180.4">
            <text:p>180.4</text:p>
          </table:table-cell>
          <table:table-cell table:formula="of:=[.D26]-180" office:value-type="float" office:value="0.400000000000006">
            <text:p>0.4</text:p>
          </table:table-cell>
          <table:table-cell office:value-type="float" office:value="50.4">
            <text:p>50.4</text:p>
          </table:table-cell>
          <table:table-cell table:number-columns-repeated="2"/>
          <table:table-cell office:value-type="float" office:value="316.57">
            <text:p>316.57</text:p>
          </table:table-cell>
          <table:table-cell office:value-type="float" office:value="1482">
            <text:p>1482</text:p>
          </table:table-cell>
          <table:table-cell table:formula="of:=(360/4000)*[.J26]" office:value-type="float" office:value="133.38">
            <text:p>133.38</text:p>
          </table:table-cell>
          <table:table-cell table:formula="of:=180-[.K26]" office:value-type="float" office:value="46.62">
            <text:p>46.6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4"/>
          <table:table-cell table:style-name="ce2" table:formula="of:=SUM([.E24:.E26])/3" office:value-type="float" office:value="0.26666666666667">
            <text:p>0.2667</text:p>
          </table:table-cell>
          <table:table-cell/>
          <table:table-cell office:value-type="string">
            <text:p>2° 15'</text:p>
          </table:table-cell>
          <table:table-cell office:value-type="string">
            <text:p>75° 22'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>
            <draw:frame table:end-cell-address="Sheet1.G49" table:end-x="1.837cm" table:end-y="0.349cm" draw:z-index="1" draw:style-name="gr1" svg:width="16.002cm" svg:height="8.979cm" svg:x="0cm" svg:y="0.403cm">
              <draw:object draw:notify-on-update-of-ranges="Sheet1.M17:Sheet1.M20 Sheet1.L23:Sheet1.L23 Sheet1.L17:Sheet1.L20 Sheet1.F23:Sheet1.F23 Sheet1.F17:Sheet1.F20 Sheet1.M17:Sheet1.M2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M49" table:end-x="1.396cm" table:end-y="0.189cm" draw:z-index="0" draw:style-name="gr1" svg:width="16.002cm" svg:height="9.006cm" svg:x="2.368cm" svg:y="0.216cm">
              <draw:object draw:notify-on-update-of-ranges="Sheet1.M24:Sheet1.M26 Sheet1.L23:Sheet1.L23 Sheet1.L24:Sheet1.L26 Sheet1.M24:Sheet1.M26 Sheet1.F23:Sheet1.F23 Sheet1.F24:Sheet1.F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2"/>
        </table:table-row>
        <table:table-row table:style-name="ro2">
          <table:table-cell office:value-type="float" office:value="60.0047">
            <text:p>60.0047</text:p>
          </table:table-cell>
          <table:table-cell office:value-type="float" office:value="111.8817">
            <text:p>111.8817</text:p>
          </table:table-cell>
          <table:table-cell table:number-columns-repeated="12"/>
        </table:table-row>
        <table:table-row table:style-name="ro2">
          <table:table-cell office:value-type="float" office:value="54.7194">
            <text:p>54.7194</text:p>
          </table:table-cell>
          <table:table-cell office:value-type="float" office:value="113.2817">
            <text:p>113.2817</text:p>
          </table:table-cell>
          <table:table-cell table:number-columns-repeated="12"/>
        </table:table-row>
        <table:table-row table:style-name="ro2">
          <table:table-cell office:value-type="float" office:value="56.35">
            <text:p>56.35</text:p>
          </table:table-cell>
          <table:table-cell office:value-type="float" office:value="94.7">
            <text:p>94.7</text:p>
          </table:table-cell>
          <table:table-cell table:number-columns-repeated="12"/>
        </table:table-row>
        <table:table-row table:style-name="ro2">
          <table:table-cell office:value-type="float" office:value="50.15">
            <text:p>50.15</text:p>
          </table:table-cell>
          <table:table-cell office:value-type="float" office:value="95.8833">
            <text:p>95.8833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2012-08-27</text:date>, <text:time>13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6T13:58:37.55</meta:creation-date>
    <dc:date>2012-08-27T13:47:38.47</dc:date>
    <meta:editing-duration>PT21H33M35S</meta:editing-duration>
    <meta:editing-cycles>6</meta:editing-cycles>
    <meta:generator>OpenOffice.org/3.3$Win32 OpenOffice.org_project/330m20$Build-9567</meta:generator>
    <meta:document-statistic meta:table-count="3" meta:cell-count="2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7.217cm" svg:y="0.316cm" chart:style-name="ch2">
          <text:p>Pinawa</text:p>
        </chart:title>
        <chart:legend chart:legend-position="end" svg:x="13.686cm" svg:y="3.957cm" chart:style-name="ch3"/>
        <chart:plot-area chart:style-name="ch4" table:cell-range-address="Sheet1.L24:Sheet1.M26 Sheet1.L23:Sheet1.L23 Sheet1.F23:Sheet1.F26" chart:data-source-has-labels="row" svg:x="0.77cm" svg:y="1.635cm" svg:width="12.276cm" svg:height="6.772cm">
          <chartooo:coordinate-region svg:x="1.391cm" svg:y="1.847cm" svg:width="11.415cm" svg:height="5.88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L24:Sheet1.L26" chart:label-cell-address="Sheet1.L23:Sheet1.L23" chart:class="chart:scatter">
            <chart:domain table:cell-range-address="Sheet1.M24:Sheet1.M26"/>
            <chart:data-point chart:repeated="3"/>
          </chart:series>
          <chart:series chart:style-name="ch8" chart:values-cell-range-address="Sheet1.F24:Sheet1.F26" chart:label-cell-address="Sheet1.F23:Sheet1.F23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Measured</text:p>
                <draw:g>
                  <svg:desc>Sheet1.L23:Sheet1.L23</svg:desc>
                </draw:g>
              </table:table-cell>
              <table:table-cell office:value-type="string">
                <text:p>SkyCalc</text:p>
                <draw:g>
                  <svg:desc>Sheet1.F23:Sheet1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24:Sheet1.M26</svg:desc>
                </draw:g>
              </table:table-cell>
              <table:table-cell office:value-type="float" office:value="47.25">
                <text:p>47.25</text:p>
                <draw:g>
                  <svg:desc>Sheet1.L24:Sheet1.L26</svg:desc>
                </draw:g>
              </table:table-cell>
              <table:table-cell office:value-type="float" office:value="50.7">
                <text:p>50.7</text:p>
                <draw:g>
                  <svg:desc>Sheet1.F24:Sheet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62">
                <text:p>46.62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.62">
                <text:p>46.62</text:p>
              </table:table-cell>
              <table:table-cell office:value-type="float" office:value="50.4">
                <text:p>5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title svg:x="7.336cm" svg:y="0.315cm" chart:style-name="ch2">
          <text:p>Gillam</text:p>
        </chart:title>
        <chart:legend chart:legend-position="end" svg:x="13.686cm" svg:y="3.944cm" chart:style-name="ch3"/>
        <chart:plot-area chart:style-name="ch4" table:cell-range-address="Sheet1.L17:Sheet1.M20 Sheet1.L23:Sheet1.L23 Sheet1.F23:Sheet1.F23 Sheet1.F17:Sheet1.F20" chart:data-source-has-labels="row" svg:x="0.77cm" svg:y="1.631cm" svg:width="12.276cm" svg:height="6.75cm">
          <chartooo:coordinate-region svg:x="1.682cm" svg:y="1.843cm" svg:width="11.124cm" svg:height="5.8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L17:Sheet1.L20" chart:label-cell-address="Sheet1.L23:Sheet1.L23" chart:class="chart:scatter">
            <chart:domain table:cell-range-address="Sheet1.M17:Sheet1.M20"/>
            <chart:data-point chart:repeated="4"/>
          </chart:series>
          <chart:series chart:style-name="ch8" chart:values-cell-range-address="Sheet1.F17:Sheet1.F20" chart:label-cell-address="Sheet1.F23:Sheet1.F23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Measured</text:p>
                <draw:g>
                  <svg:desc>Sheet1.L23:Sheet1.L23</svg:desc>
                </draw:g>
              </table:table-cell>
              <table:table-cell office:value-type="string">
                <text:p>SkyCalc</text:p>
                <draw:g>
                  <svg:desc>Sheet1.F23:Sheet1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17:Sheet1.M20</svg:desc>
                </draw:g>
              </table:table-cell>
              <table:table-cell office:value-type="float" office:value="45.99">
                <text:p>45.99</text:p>
                <draw:g>
                  <svg:desc>Sheet1.L17:Sheet1.L20</svg:desc>
                </draw:g>
              </table:table-cell>
              <table:table-cell office:value-type="float" office:value="45.4">
                <text:p>45.4</text:p>
                <draw:g>
                  <svg:desc>Sheet1.F17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.19">
                <text:p>44.1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3.02">
                <text:p>43.02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.65">
                <text:p>43.6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title svg:x="6.899cm" svg:y="0.315cm" chart:style-name="ch2">
          <text:p>Athabasca</text:p>
        </chart:title>
        <chart:legend chart:legend-position="end" svg:x="13.686cm" svg:y="3.944cm" chart:style-name="ch3"/>
        <chart:plot-area chart:style-name="ch4" table:cell-range-address="Sheet1.L10:Sheet1.M13 Sheet1.L23:Sheet1.L23 Sheet1.F23:Sheet1.F23 Sheet1.F10:Sheet1.F13" chart:data-source-has-labels="row" svg:x="0.77cm" svg:y="1.631cm" svg:width="12.276cm" svg:height="6.751cm">
          <chartooo:coordinate-region svg:x="1.682cm" svg:y="1.843cm" svg:width="11.124cm" svg:height="5.8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L10:Sheet1.L13" chart:label-cell-address="Sheet1.L23:Sheet1.L23" chart:class="chart:scatter">
            <chart:domain table:cell-range-address="Sheet1.M10:Sheet1.M13"/>
            <chart:data-point chart:repeated="4"/>
          </chart:series>
          <chart:series chart:style-name="ch8" chart:values-cell-range-address="Sheet1.F10:Sheet1.F13" chart:label-cell-address="Sheet1.F23:Sheet1.F23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Measured</text:p>
                <draw:g>
                  <svg:desc>Sheet1.L23:Sheet1.L23</svg:desc>
                </draw:g>
              </table:table-cell>
              <table:table-cell office:value-type="string">
                <text:p>SkyCalc</text:p>
                <draw:g>
                  <svg:desc>Sheet1.F23:Sheet1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10:Sheet1.M13</svg:desc>
                </draw:g>
              </table:table-cell>
              <table:table-cell office:value-type="float" office:value="43.65">
                <text:p>43.65</text:p>
                <draw:g>
                  <svg:desc>Sheet1.L10:Sheet1.L13</svg:desc>
                </draw:g>
              </table:table-cell>
              <table:table-cell office:value-type="float" office:value="45.3">
                <text:p>45.3</text:p>
                <draw:g>
                  <svg:desc>Sheet1.F10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.65">
                <text:p>43.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3.65">
                <text:p>43.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.19">
                <text:p>44.19</text:p>
              </table:table-cell>
              <table:table-cell office:value-type="float" office:value="45.6">
                <text:p>45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title svg:x="6.926cm" svg:y="0.315cm" chart:style-name="ch2">
          <text:p>Fort Smith</text:p>
        </chart:title>
        <chart:legend chart:legend-position="end" svg:x="13.686cm" svg:y="3.944cm" chart:style-name="ch3"/>
        <chart:plot-area chart:style-name="ch4" table:cell-range-address="Sheet1.L2:Sheet1.M6 Sheet1.L23:Sheet1.L23 Sheet1.F23:Sheet1.F23 Sheet1.F2:Sheet1.F6" chart:data-source-has-labels="row" svg:x="0.77cm" svg:y="1.631cm" svg:width="12.276cm" svg:height="6.751cm">
          <chartooo:coordinate-region svg:x="1.391cm" svg:y="1.843cm" svg:width="11.415cm" svg:height="5.8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6" chart:label-cell-address="Sheet1.L23:Sheet1.L23" chart:class="chart:scatter">
            <chart:domain table:cell-range-address="Sheet1.M2:Sheet1.M6"/>
            <chart:data-point chart:repeated="5"/>
          </chart:series>
          <chart:series chart:style-name="ch8" chart:values-cell-range-address="Sheet1.F2:Sheet1.F6" chart:label-cell-address="Sheet1.F23:Sheet1.F23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Measured</text:p>
                <draw:g>
                  <svg:desc>Sheet1.L23:Sheet1.L23</svg:desc>
                </draw:g>
              </table:table-cell>
              <table:table-cell office:value-type="string">
                <text:p>SkyCalc</text:p>
                <draw:g>
                  <svg:desc>Sheet1.F23:Sheet1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2:Sheet1.M6</svg:desc>
                </draw:g>
              </table:table-cell>
              <table:table-cell office:value-type="float" office:value="41.94">
                <text:p>41.94</text:p>
                <draw:g>
                  <svg:desc>Sheet1.L2:Sheet1.L6</svg:desc>
                </draw:g>
              </table:table-cell>
              <table:table-cell office:value-type="float" office:value="42.6">
                <text:p>42.6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41">
                <text:p>40.41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.42">
                <text:p>39.4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42">
                <text:p>39.4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42">
                <text:p>39.42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